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690000003A98DBB32BF65C5108E.png" manifest:media-type="image/png"/>
  <manifest:file-entry manifest:full-path="Pictures/1000000000000690000003A9E85797FFC4735533.png" manifest:media-type="image/png"/>
  <manifest:file-entry manifest:full-path="Pictures/1000000000000690000003A7587233D2B1B5B8EA.png" manifest:media-type="image/png"/>
  <manifest:file-entry manifest:full-path="Pictures/1000000000000690000003AB16BC820FD616898C.png" manifest:media-type="image/png"/>
  <manifest:file-entry manifest:full-path="Pictures/1000000000000690000003AA48FF1DAAB1656631.png" manifest:media-type="image/png"/>
  <manifest:file-entry manifest:full-path="Pictures/1000000000000690000003A9F3286B46A35AB013.png" manifest:media-type="image/png"/>
  <manifest:file-entry manifest:full-path="Pictures/1000000000000690000003A94FBB774B3C28FDD9.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0C8000001202022CE7A8C03D918.png" manifest:media-type="image/png"/>
  <manifest:file-entry manifest:full-path="Pictures/1000000000000690000003A87AE39FAE4670FCA5.png" manifest:media-type="image/png"/>
  <manifest:file-entry manifest:full-path="Pictures/1000000000000690000003AADBC0804C326714CF.png" manifest:media-type="image/png"/>
  <manifest:file-entry manifest:full-path="Pictures/1000000000000690000003A966E06FF1281CC9E5.png" manifest:media-type="image/png"/>
  <manifest:file-entry manifest:full-path="Pictures/100000000000068D000003A901C6842D244515F0.png" manifest:media-type="image/png"/>
  <manifest:file-entry manifest:full-path="Pictures/1000000000000690000003AA0F1A239461D3BFEF.png" manifest:media-type="image/png"/>
  <manifest:file-entry manifest:full-path="Pictures/1000000000000690000003AAC2B973DDC653D7E9.png" manifest:media-type="image/png"/>
  <manifest:file-entry manifest:full-path="Pictures/10000000000002820000034969F3FB682E1E94D2.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690000003ADF8BD814AC0C71BFC.png" manifest:media-type="image/png"/>
  <manifest:file-entry manifest:full-path="Pictures/100000000000023A000002373A3DD9ACC9AB79AD.png" manifest:media-type="image/png"/>
  <manifest:file-entry manifest:full-path="Pictures/100000000000017D000002A1FD9E011475CF6F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0f7b49e"/>
    </style:style>
    <style:style style:name="P23" style:family="paragraph" style:parent-style-name="Text_20_body">
      <style:text-properties officeooo:rsid="00dac084" officeooo:paragraph-rsid="010270a7"/>
    </style:style>
    <style:style style:name="P24" style:family="paragraph" style:parent-style-name="Text_20_body">
      <style:text-properties officeooo:rsid="00dcb225" officeooo:paragraph-rsid="00dcb225"/>
    </style:style>
    <style:style style:name="P25" style:family="paragraph" style:parent-style-name="Text_20_body">
      <style:text-properties officeooo:paragraph-rsid="00dcb225"/>
    </style:style>
    <style:style style:name="P26" style:family="paragraph" style:parent-style-name="Text_20_body">
      <style:text-properties officeooo:rsid="00ddd38d" officeooo:paragraph-rsid="00ddd38d"/>
    </style:style>
    <style:style style:name="P27" style:family="paragraph" style:parent-style-name="Text_20_body">
      <style:text-properties officeooo:rsid="00de9fa8" officeooo:paragraph-rsid="00de9fa8"/>
    </style:style>
    <style:style style:name="P28" style:family="paragraph" style:parent-style-name="Text_20_body">
      <style:text-properties officeooo:paragraph-rsid="00de9fa8"/>
    </style:style>
    <style:style style:name="P29" style:family="paragraph" style:parent-style-name="Text_20_body">
      <style:text-properties officeooo:rsid="00dea753" officeooo:paragraph-rsid="00dea753"/>
    </style:style>
    <style:style style:name="P30" style:family="paragraph" style:parent-style-name="Text_20_body">
      <style:text-properties officeooo:rsid="00dea753" officeooo:paragraph-rsid="00ff3b76"/>
    </style:style>
    <style:style style:name="P31" style:family="paragraph" style:parent-style-name="Text_20_body">
      <style:text-properties officeooo:paragraph-rsid="00dea753"/>
    </style:style>
    <style:style style:name="P32"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3"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4" style:family="paragraph" style:parent-style-name="Text_20_body">
      <style:text-properties officeooo:rsid="00e12659" officeooo:paragraph-rsid="00e12659"/>
    </style:style>
    <style:style style:name="P35" style:family="paragraph" style:parent-style-name="Text_20_body">
      <style:text-properties officeooo:rsid="00e79d2f" officeooo:paragraph-rsid="00ddd38d"/>
    </style:style>
    <style:style style:name="P36" style:family="paragraph" style:parent-style-name="Text_20_body">
      <style:text-properties officeooo:rsid="00ec3f9e" officeooo:paragraph-rsid="00ec3f9e"/>
    </style:style>
    <style:style style:name="P37" style:family="paragraph" style:parent-style-name="Text_20_body">
      <style:text-properties officeooo:paragraph-rsid="00f0eb7e"/>
    </style:style>
    <style:style style:name="P38" style:family="paragraph" style:parent-style-name="Text_20_body">
      <style:text-properties officeooo:paragraph-rsid="00f3cc72"/>
    </style:style>
    <style:style style:name="P39" style:family="paragraph" style:parent-style-name="Text_20_body">
      <style:text-properties officeooo:paragraph-rsid="00f7b49e"/>
    </style:style>
    <style:style style:name="P40" style:family="paragraph" style:parent-style-name="Text_20_body">
      <style:text-properties officeooo:paragraph-rsid="00ff3b76"/>
    </style:style>
    <style:style style:name="P41" style:family="paragraph" style:parent-style-name="Text_20_body">
      <style:text-properties officeooo:paragraph-rsid="0102ec36"/>
    </style:style>
    <style:style style:name="P42" style:family="paragraph" style:parent-style-name="Text_20_body">
      <style:text-properties officeooo:rsid="0102ec36" officeooo:paragraph-rsid="0102ec36"/>
    </style:style>
    <style:style style:name="P43" style:family="paragraph" style:parent-style-name="Text_20_body">
      <style:text-properties officeooo:rsid="01099e71" officeooo:paragraph-rsid="01099e71"/>
    </style:style>
    <style:style style:name="P44" style:family="paragraph" style:parent-style-name="Text_20_body">
      <style:text-properties officeooo:rsid="010cb872" officeooo:paragraph-rsid="010cb872"/>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48"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49"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0"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51"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2"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3"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4"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officeooo:rsid="00d778b8" officeooo:paragraph-rsid="00d778b8"/>
    </style:style>
    <style:style style:name="P62" style:family="paragraph" style:parent-style-name="Heading_20_3">
      <style:text-properties officeooo:rsid="00d7eb19" officeooo:paragraph-rsid="00d7eb19"/>
    </style:style>
    <style:style style:name="P63" style:family="paragraph" style:parent-style-name="Heading_20_3">
      <style:text-properties officeooo:paragraph-rsid="00f3cc72"/>
    </style:style>
    <style:style style:name="P64" style:family="paragraph" style:parent-style-name="Heading_20_3">
      <style:text-properties officeooo:rsid="00de9fa8" officeooo:paragraph-rsid="00de9fa8"/>
    </style:style>
    <style:style style:name="P65" style:family="paragraph" style:parent-style-name="Heading_20_3">
      <style:text-properties officeooo:rsid="00dea753" officeooo:paragraph-rsid="00dea753"/>
    </style:style>
    <style:style style:name="P66"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paragraph-properties fo:break-before="page"/>
      <style:text-properties officeooo:paragraph-rsid="00dcb225"/>
    </style:style>
    <style:style style:name="P68" style:family="paragraph" style:parent-style-name="Heading_20_3">
      <style:paragraph-properties fo:break-before="page"/>
      <style:text-properties officeooo:rsid="00de9fa8" officeooo:paragraph-rsid="00de9fa8"/>
    </style:style>
    <style:style style:name="P69"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70" style:family="paragraph" style:parent-style-name="Text_20_body" style:list-style-name="L2">
      <style:text-properties officeooo:rsid="00d7eb19" officeooo:paragraph-rsid="00d7eb19"/>
    </style:style>
    <style:style style:name="P71" style:family="paragraph" style:parent-style-name="Text_20_body" style:list-style-name="L2">
      <style:text-properties officeooo:rsid="00d882cb" officeooo:paragraph-rsid="00d882cb"/>
    </style:style>
    <style:style style:name="P72" style:family="paragraph" style:parent-style-name="Text_20_body" style:list-style-name="L2">
      <style:text-properties officeooo:rsid="00ea6774" officeooo:paragraph-rsid="00ea6774"/>
    </style:style>
    <style:style style:name="P73" style:family="paragraph" style:parent-style-name="Text_20_body" style:list-style-name="L2">
      <style:text-properties officeooo:rsid="01086046" officeooo:paragraph-rsid="01086046"/>
    </style:style>
    <style:style style:name="P74" style:family="paragraph" style:parent-style-name="Text_20_body" style:list-style-name="L2">
      <style:text-properties officeooo:rsid="00f9da7b" officeooo:paragraph-rsid="00f9da7b"/>
    </style:style>
    <style:style style:name="P75" style:family="paragraph" style:parent-style-name="Text_20_body" style:list-style-name="">
      <style:text-properties officeooo:rsid="00de9fa8" officeooo:paragraph-rsid="010cd3dc"/>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T41" style:family="text">
      <style:text-properties officeooo:rsid="01110508"/>
    </style:style>
    <style:style style:name="T42" style:family="text">
      <style:text-properties officeooo:rsid="01131c3f"/>
    </style:style>
    <style:style style:name="T43" style:family="text">
      <style:text-properties officeooo:rsid="01146c7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5"><text:a xlink:type="simple" xlink:href="#__RefHeading___Toc106_2122728801" text:style-name="Index_20_Link" text:visited-style-name="Index_20_Link">Installation<text:tab/>2</text:a></text:p>
          <text:p text:style-name="P45"><text:a xlink:type="simple" xlink:href="#__RefHeading___Toc305_1751241541" text:style-name="Index_20_Link" text:visited-style-name="Index_20_Link">Maintainer area<text:tab/>3</text:a></text:p>
          <text:p text:style-name="P46"><text:a xlink:type="simple" xlink:href="#__RefHeading___Toc756_2756237298" text:style-name="Index_20_Link" text:visited-style-name="Index_20_Link">Index content<text:tab/>3</text:a></text:p>
          <text:p text:style-name="P46"><text:a xlink:type="simple" xlink:href="#__RefHeading___Toc358_4140988544" text:style-name="Index_20_Link" text:visited-style-name="Index_20_Link">Cookie consent<text:tab/>3</text:a></text:p>
          <text:p text:style-name="P46"><text:a xlink:type="simple" xlink:href="#__RefHeading___Toc360_4140988544" text:style-name="Index_20_Link" text:visited-style-name="Index_20_Link">About<text:tab/>3</text:a></text:p>
          <text:p text:style-name="P46"><text:a xlink:type="simple" xlink:href="#__RefHeading___Toc362_4140988544" text:style-name="Index_20_Link" text:visited-style-name="Index_20_Link">Imprint<text:tab/>3</text:a></text:p>
          <text:p text:style-name="P46"><text:a xlink:type="simple" xlink:href="#__RefHeading___Toc364_4140988544" text:style-name="Index_20_Link" text:visited-style-name="Index_20_Link">ToS – Terms of service<text:tab/>3</text:a></text:p>
          <text:p text:style-name="P46"><text:a xlink:type="simple" xlink:href="#__RefHeading___Toc366_4140988544" text:style-name="Index_20_Link" text:visited-style-name="Index_20_Link">Registration info<text:tab/>3</text:a></text:p>
          <text:p text:style-name="P46"><text:a xlink:type="simple" xlink:href="#__RefHeading___Toc368_4140988544" text:style-name="Index_20_Link" text:visited-style-name="Index_20_Link">FAQ<text:tab/>4</text:a></text:p>
          <text:p text:style-name="P46"><text:a xlink:type="simple" xlink:href="#__RefHeading___Toc370_4140988544" text:style-name="Index_20_Link" text:visited-style-name="Index_20_Link">Environment<text:tab/>4</text:a></text:p>
          <text:p text:style-name="P46"><text:a xlink:type="simple" xlink:href="#__RefHeading___Toc372_4140988544" text:style-name="Index_20_Link" text:visited-style-name="Index_20_Link">Users<text:tab/>5</text:a></text:p>
          <text:p text:style-name="P46"><text:a xlink:type="simple" xlink:href="#__RefHeading___Toc374_4140988544" text:style-name="Index_20_Link" text:visited-style-name="Index_20_Link">Newsletter<text:tab/>6</text:a></text:p>
          <text:p text:style-name="P46"><text:a xlink:type="simple" xlink:href="#__RefHeading___Toc376_4140988544" text:style-name="Index_20_Link" text:visited-style-name="Index_20_Link">Themes<text:tab/>7</text:a></text:p>
          <text:p text:style-name="P46"><text:a xlink:type="simple" xlink:href="#__RefHeading___Toc378_4140988544" text:style-name="Index_20_Link" text:visited-style-name="Index_20_Link">Favicon<text:tab/>7</text:a></text:p>
          <text:p text:style-name="P46"><text:a xlink:type="simple" xlink:href="#__RefHeading___Toc624_1576187417" text:style-name="Index_20_Link" text:visited-style-name="Index_20_Link">Reports<text:tab/>8</text:a></text:p>
          <text:p text:style-name="P46"><text:a xlink:type="simple" xlink:href="#__RefHeading___Toc626_1576187417" text:style-name="Index_20_Link" text:visited-style-name="Index_20_Link">Welcome content<text:tab/>8</text:a></text:p>
          <text:p text:style-name="P46"><text:a xlink:type="simple" xlink:href="#__RefHeading___Toc673_2343567594" text:style-name="Index_20_Link" text:visited-style-name="Index_20_Link">Formatted project name<text:tab/>9</text:a></text:p>
          <text:p text:style-name="P45"><text:a xlink:type="simple" xlink:href="#__RefHeading___Toc380_4140988544" text:style-name="Index_20_Link" text:visited-style-name="Index_20_Link">User views<text:tab/>10</text:a></text:p>
          <text:p text:style-name="P46"><text:a xlink:type="simple" xlink:href="#__RefHeading___Toc756_27562372981" text:style-name="Index_20_Link" text:visited-style-name="Index_20_Link">Index page<text:tab/>10</text:a></text:p>
          <text:p text:style-name="P46"><text:a xlink:type="simple" xlink:href="#__RefHeading___Toc382_4140988544" text:style-name="Index_20_Link" text:visited-style-name="Index_20_Link">Feed area<text:tab/>11</text:a></text:p>
          <text:p text:style-name="P46"><text:a xlink:type="simple" xlink:href="#__RefHeading___Toc384_4140988544" text:style-name="Index_20_Link" text:visited-style-name="Index_20_Link">Submitting a post<text:tab/>13</text:a></text:p>
          <text:p text:style-name="P46"><text:a xlink:type="simple" xlink:href="#__RefHeading___Toc753_4002774883" text:style-name="Index_20_Link" text:visited-style-name="Index_20_Link">Stories<text:tab/>15</text:a></text:p>
          <text:p text:style-name="P46"><text:a xlink:type="simple" xlink:href="#__RefHeading___Toc386_4140988544" text:style-name="Index_20_Link" text:visited-style-name="Index_20_Link">Messages<text:tab/>16</text:a></text:p>
          <text:p text:style-name="P46"><text:a xlink:type="simple" xlink:href="#__RefHeading___Toc388_4140988544" text:style-name="Index_20_Link" text:visited-style-name="Index_20_Link">Notifications<text:tab/>17</text:a></text:p>
          <text:p text:style-name="P46"><text:a xlink:type="simple" xlink:href="#__RefHeading___Toc711_783834382" text:style-name="Index_20_Link" text:visited-style-name="Index_20_Link">Profile editing<text:tab/>17</text:a></text:p>
          <text:p text:style-name="P46"><text:a xlink:type="simple" xlink:href="#__RefHeading___Toc719_822648333" text:style-name="Index_20_Link" text:visited-style-name="Index_20_Link">Clep – client endpoint<text:tab/>18</text:a></text:p>
        </text:index-body>
      </text:table-of-content>
      <text:p text:style-name="P10"/>
      <text:p text:style-name="P10"/>
      <text:h text:style-name="P47"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1750620162" text:style-name="L1">
        <text:list-item>
          <text:p text:style-name="P69">Project name: The name of your project</text:p>
        </text:list-item>
        <text:list-item>
          <text:p text:style-name="P69">E-Mail address: Your e-mail address. It will be used to create an admin and maintainer account for you</text:p>
        </text:list-item>
        <text:list-item>
          <text:p text:style-name="P69">Database name: Name of the database to be used. If it does not exist the system will try to create it</text:p>
        </text:list-item>
        <text:list-item>
          <text:p text:style-name="P69">Database user: User name to login to the database</text:p>
        </text:list-item>
        <text:list-item>
          <text:p text:style-name="P69">Database password: Password to login to the database</text:p>
        </text:list-item>
        <text:list-item>
          <text:p text:style-name="P69">Database host: Hostname or IP address of the database</text:p>
        </text:list-item>
        <text:list-item>
          <text:p text:style-name="P69">Datapase port: Port of the database service</text:p>
        </text:list-item>
        <text:list-item>
          <text:p text:style-name="P69">SMTP Host: Host of the SMTP service. Will be used for e-mailing</text:p>
        </text:list-item>
        <text:list-item>
          <text:p text:style-name="P69">SMTP User: User of the SMTP service</text:p>
        </text:list-item>
        <text:list-item>
          <text:p text:style-name="P69">SMTP Password: The password</text:p>
        </text:list-item>
        <text:list-item>
          <text:p text:style-name="P69">SMTP From address: The address to be used in the e-mail header</text:p>
        </text:list-item>
        <text:list-item>
          <text:p text:style-name="P69">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8" text:outline-level="2"><text:bookmark-start text:name="__RefHeading___Toc305_1751241541"/>Maintainer area <text:bookmark-end text:name="__RefHeading___Toc305_1751241541"/></text:h>
      <text:p text:style-name="Standard"/>
      <text:h text:style-name="P50"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61"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62"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62"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2"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2"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2"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4" draw:name="Bild1" text:anchor-type="paragraph" svg:width="17cm" svg:height="9.462cm" draw:z-index="1"><draw:image xlink:href="Pictures/1000000000000690000003A7587233D2B1B5B8EA.png" xlink:type="simple" xlink:show="embed" xlink:actuate="onLoad" loext:mime-type="image/png"/></draw:frame></text:p>
      <text:h text:style-name="P52"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4" draw:name="Bild2" text:anchor-type="paragraph" svg:width="17cm" svg:height="9.481cm" draw:z-index="10"><draw:image xlink:href="Pictures/1000000000000690000003A94FBB774B3C28FDD9.png" xlink:type="simple" xlink:show="embed" xlink:actuate="onLoad" loext:mime-type="image/png"/></draw:frame></text:p>
      <text:h text:style-name="P62" text:outline-level="3"><text:soft-page-break/></text:h>
      <text:p text:style-name="P15">The following options are available:</text:p>
      <text:list xml:id="list2490371078" text:style-name="L2">
        <text:list-item>
          <text:p text:style-name="P70">Project name: The name of your project</text:p>
        </text:list-item>
        <text:list-item>
          <text:p text:style-name="P70">Description: Description of your project used for the meta description element</text:p>
        </text:list-item>
        <text:list-item>
          <text:p text:style-name="P70">Tags: Tags used for the meta tags element</text:p>
        </text:list-item>
        <text:list-item>
          <text:p text:style-name="P71">Language: Overall language of the service</text:p>
        </text:list-item>
        <text:list-item>
          <text:p text:style-name="P71">SMTP Host: Host of the SMTP service used for e-mailing</text:p>
        </text:list-item>
        <text:list-item>
          <text:p text:style-name="P71">SMTP User: SMTP User</text:p>
        </text:list-item>
        <text:list-item>
          <text:p text:style-name="P71">SMTP Password: Password for authentication</text:p>
        </text:list-item>
        <text:list-item>
          <text:p text:style-name="P71">SMTP From name: From-name e-mail header field value</text:p>
        </text:list-item>
        <text:list-item>
          <text:p text:style-name="P71">SMTP From address: From-address e-mail header field value</text:p>
        </text:list-item>
        <text:list-item>
          <text:p text:style-name="P72">Public feed: If activated then the feed area will be publicly viewable, otherwise users have to sign in to view the feed</text:p>
        </text:list-item>
        <text:list-item>
          <text:p text:style-name="P73">NSFW filter: If activated, users can mark images as not safe for work. These will be blured. Users then need to explicitelly click to show them. Members can set a cookie where NSFW posts are automatically shown.</text:p>
        </text:list-item>
        <text:list-item>
          <text:p text:style-name="P71">Google Analytics token: If you want to include Google Analytics in your service</text:p>
        </text:list-item>
        <text:list-item>
          <text:p text:style-name="P71">Twitter news feed: A Twitter handle which is used to display at the news page</text:p>
        </text:list-item>
        <text:list-item>
          <text:p text:style-name="P74">HelpRealm Workspace: If you want to use HelpRealm as support ticket backend then you can pass here your workspace hash identifier</text:p>
        </text:list-item>
        <text:list-item>
          <text:p text:style-name="P74">HelpRealm API Token: Your HelpRealm API token used for creating tickets</text:p>
        </text:list-item>
      </text:list>
      <text:h text:style-name="P62" text:outline-level="3"/>
      <text:h text:style-name="P53"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2" draw:name="Bild3" text:anchor-type="paragraph" svg:width="17cm" svg:height="9.491cm" draw:z-index="2"><draw:image xlink:href="Pictures/1000000000000690000003AA7647EF0F07D4C055.png" xlink:type="simple" xlink:show="embed" xlink:actuate="onLoad" loext:mime-type="image/png"/></draw:frame><text:soft-page-break/></text:p>
      <text:h text:style-name="P53"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4" draw:name="Bild4" text:anchor-type="paragraph" svg:width="17cm" svg:height="9.491cm" draw:z-index="11"><draw:image xlink:href="Pictures/1000000000000690000003AA48FF1DAAB1656631.png" xlink:type="simple" xlink:show="embed" xlink:actuate="onLoad" loext:mime-type="image/png"/></draw:frame></text:p>
      <text:h text:style-name="P54" text:outline-level="3"/>
      <text:h text:style-name="P66"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4" draw:name="Bild5" text:anchor-type="paragraph" svg:width="17cm" svg:height="9.5cm" draw:z-index="17"><draw:image xlink:href="Pictures/1000000000000690000003AB16BC820FD616898C.png" xlink:type="simple" xlink:show="embed" xlink:actuate="onLoad" loext:mime-type="image/png"/></draw:frame></text:p>
      <text:h text:style-name="P55"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2" draw:name="Bild6" text:anchor-type="paragraph" svg:width="17cm" svg:height="9.481cm" draw:z-index="12"><draw:image xlink:href="Pictures/1000000000000690000003A9E85797FFC4735533.png" xlink:type="simple" xlink:show="embed" xlink:actuate="onLoad" loext:mime-type="image/png"/></draw:frame></text:p>
      <text:h text:style-name="P56" text:outline-level="3"><text:soft-page-break/></text:h>
      <text:h text:style-name="P56" text:outline-level="3"><text:bookmark-start text:name="__RefHeading___Toc624_1576187417"/>R<text:span text:style-name="T31">eports</text:span><text:bookmark-end text:name="__RefHeading___Toc624_1576187417"/></text:h>
      <text:p text:style-name="P37"/>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2" draw:name="Bild18" text:anchor-type="paragraph" svg:width="17cm" svg:height="9.47cm" draw:z-index="13"><draw:image xlink:href="Pictures/1000000000000690000003A87AE39FAE4670FCA5.png" xlink:type="simple" xlink:show="embed" xlink:actuate="onLoad" loext:mime-type="image/png"/></draw:frame></text:p>
      <text:p text:style-name="P20"/>
      <text:h text:style-name="P63" text:outline-level="3"><text:bookmark-start text:name="__RefHeading___Toc626_1576187417"/><text:span text:style-name="T25">W</text:span><text:span text:style-name="T26">elcome c</text:span><text:span text:style-name="T27">ontent</text:span><text:bookmark-end text:name="__RefHeading___Toc626_1576187417"/></text:h>
      <text:p text:style-name="P38"/>
      <text:p text:style-name="P23">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2" draw:name="Bild19" text:anchor-type="paragraph" svg:width="17cm" svg:height="9.481cm" draw:z-index="16"><draw:image xlink:href="Pictures/1000000000000690000003A98DBB32BF65C5108E.png" xlink:type="simple" xlink:show="embed" xlink:actuate="onLoad" loext:mime-type="image/png"/></draw:frame><text:soft-page-break/></text:p>
      <text:p text:style-name="P21"><draw:frame draw:style-name="fr2" draw:name="Bild20" text:anchor-type="paragraph" svg:width="17cm" svg:height="9.481cm" draw:z-index="9"><draw:image xlink:href="Pictures/1000000000000690000003A93829BDD5BFE1660F.png" xlink:type="simple" xlink:show="embed" xlink:actuate="onLoad" loext:mime-type="image/png"/></draw:frame></text:p>
      <text:h text:style-name="P57" text:outline-level="3"><text:bookmark-start text:name="__RefHeading___Toc673_2343567594"/>F<text:span text:style-name="T33">ormatted project name</text:span><text:bookmark-end text:name="__RefHeading___Toc673_2343567594"/></text:h>
      <text:p text:style-name="P39"/>
      <text:p text:style-name="P22">H<text:span text:style-name="T32">ere you can specify HTML formatted project name. If not specified then a default format will be used.</text:span></text:p>
      <text:h text:style-name="P49" text:outline-level="2"><text:bookmark-start text:name="__RefHeading___Toc380_4140988544"/>U<text:span text:style-name="T20">ser views</text:span><text:bookmark-end text:name="__RefHeading___Toc380_4140988544"/></text:h>
      <text:p text:style-name="P12"/>
      <text:h text:style-name="P51" text:outline-level="3"><text:bookmark-start text:name="__RefHeading___Toc756_27562372981"/>I<text:span text:style-name="T20">ndex page</text:span><text:bookmark-end text:name="__RefHeading___Toc756_27562372981"/></text:h>
      <text:p text:style-name="P32"/>
      <text:p text:style-name="P33">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3"><draw:frame draw:style-name="fr4" draw:name="Bild7" text:anchor-type="paragraph" svg:width="17cm" svg:height="9.481cm" draw:z-index="3"><draw:image xlink:href="Pictures/1000000000000690000003A966E06FF1281CC9E5.png" xlink:type="simple" xlink:show="embed" xlink:actuate="onLoad" loext:mime-type="image/png"/></draw:frame></text:p>
      <text:h text:style-name="P58" text:outline-level="3"/>
      <text:h text:style-name="P67" text:outline-level="3"><text:bookmark-start text:name="__RefHeading___Toc382_4140988544"/><text:span text:style-name="T23">F</text:span><text:span text:style-name="T24">eed </text:span><text:span text:style-name="T22">area</text:span><text:bookmark-end text:name="__RefHeading___Toc382_4140988544"/></text:h>
      <text:p text:style-name="P25"/>
      <text:p text:style-name="P25"><draw:frame draw:style-name="fr4" draw:name="Bild8" text:anchor-type="paragraph" svg:width="17cm" svg:height="9.499cm" draw:z-index="19"><draw:image xlink:href="Pictures/100000000000068D000003A901C6842D244515F0.png" xlink:type="simple" xlink:show="embed" xlink:actuate="onLoad" loext:mime-type="image/png"/></draw:frame></text:p>
      <text:p text:style-name="P24">After logging in <text:span text:style-name="T22">or if public feed is enabled</text:span> the user will be redirected to the feed page.</text:p>
      <text:p text:style-name="P36">The top navbar will provide options depending on the user authentication. Guests can login and signup as well as recover password. Members have the possibilities which will be described later below.</text:p>
      <text:p text:style-name="P44">For authenticated users there will be the story widget available. Here the user can view stories of their favorited users (random selection) and create their own stories. Stories can be images with foreground text or just text with a colored background.</text:p>
      <text:p text:style-name="P24">Here the user will see posts, favorites, popular tags and <text:span text:style-name="T41">twitter news and </text:span>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4">Also they can set whether they want to see the latest posts or the top posts.</text:p>
      <text:p text:style-name="P24">By scrolling to the bottom the system will fetch a pack of new posts dynamically. This goes on for each scroll operation as long as there is content.</text:p>
      <text:p text:style-name="P24">The<text:span text:style-name="T21">re</text:span> is also <text:span text:style-name="T21">a feed</text:span> available for showing a post, which then loads also a comment section where users can comment on the post.</text:p>
      <text:p text:style-name="P24"><draw:frame draw:style-name="fr2" draw:name="Bild9" text:anchor-type="paragraph" svg:width="17cm" svg:height="9.491cm" draw:z-index="22"><draw:image xlink:href="Pictures/1000000000000690000003AA0F1A239461D3BFEF.png" xlink:type="simple" xlink:show="embed" xlink:actuate="onLoad" loext:mime-type="image/png"/></draw:frame><text:soft-page-break/></text:p>
      <text:p text:style-name="P43">Depending on the env setting, images can be marked as nsfw. These can either be shown by action or automatically when enabled in the user settings.</text:p>
      <text:p text:style-name="P24"/>
      <text:p text:style-name="P24"/>
      <text:p text:style-name="P26">Also there is a feed for showing the posts of a specific user.</text:p>
      <text:p text:style-name="P35"/>
      <text:p text:style-name="P35"><draw:frame draw:style-name="fr2" draw:name="Bild10" text:anchor-type="paragraph" svg:width="17cm" svg:height="9.491cm" draw:z-index="21"><draw:image xlink:href="Pictures/1000000000000690000003AADBC0804C326714CF.png" xlink:type="simple" xlink:show="embed" xlink:actuate="onLoad" loext:mime-type="image/png"/></draw:frame><text:soft-page-break/></text:p>
      <text:p text:style-name="P35"/>
      <text:p text:style-name="P35"/>
      <text:p text:style-name="P35"/>
      <text:p text:style-name="P35"/>
      <text:p text:style-name="P26"/>
      <text:p text:style-name="P26">Here <text:span text:style-name="T22">member </text:span>options are available. If it is your profile you can toggle a form where to edit your settings. If it is the profile of someone else you can add the user to favorites, report the user <text:span text:style-name="T42">or add the user to ignore list</text:span>. <text:span text:style-name="T43">Ignored users are excluded from feeds, comments, notifications and you won‘t receive messages from them.</text:span></text:p>
      <text:p text:style-name="P27">Also there is a feed for browsing a specific hashtag. There will be options for the hashtag available, such as supporting the hashtag and adding to favorites or reporting <text:span text:style-name="T22">(if the user is logged in)</text:span>.</text:p>
      <text:p text:style-name="P27"/>
      <text:p text:style-name="P27"><draw:frame draw:style-name="fr2" draw:name="Bild11" text:anchor-type="paragraph" svg:width="17cm" svg:height="9.491cm" draw:z-index="20"><draw:image xlink:href="Pictures/1000000000000690000003AAC2B973DDC653D7E9.png" xlink:type="simple" xlink:show="embed" xlink:actuate="onLoad" loext:mime-type="image/png"/></draw:frame><text:soft-page-break/></text:p>
      <text:p text:style-name="P27"/>
      <text:h text:style-name="P64" text:outline-level="3"><text:bookmark-start text:name="__RefHeading___Toc384_4140988544"/>Submitting a post<text:bookmark-end text:name="__RefHeading___Toc384_4140988544"/></text:h>
      <text:p text:style-name="P28"/>
      <text:p text:style-name="P27">In order to submit a post there is a form available for that. <text:span text:style-name="T30">Posting is only allowed for authenticated users.</text:span></text:p>
      <text:p text:style-name="P27"><draw:frame draw:style-name="fr2" draw:name="Bild13" text:anchor-type="paragraph" svg:width="17cm" svg:height="9.481cm" draw:z-index="4"><draw:image xlink:href="Pictures/1000000000000690000003A9F3286B46A35AB013.png" xlink:type="simple" xlink:show="embed" xlink:actuate="onLoad" loext:mime-type="image/png"/></draw:frame></text:p>
      <text:p text:style-name="P27"><text:soft-page-break/>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34">You can also view post specific settings. Click the menu icon.</text:p>
      <text:p text:style-name="P34"><draw:frame draw:style-name="fr3" draw:name="Bild17" text:anchor-type="paragraph" svg:x="0.377cm" svg:y="0.011cm" svg:width="5.292cm" svg:height="7.62cm" draw:z-index="8"><draw:image xlink:href="Pictures/10000000000000C8000001202022CE7A8C03D91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There you can share the post, report it or lock it if it is yours or you are an admin</text:p>
      <text:p text:style-name="P34"/>
      <text:p text:style-name="P34">Admins can lock posts, comments, hashtags and users.</text:p>
      <text:p text:style-name="P34"/>
      <text:h text:style-name="Heading_20_3" text:outline-level="3"><text:bookmark-start text:name="__RefHeading___Toc753_4002774883"/><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75" text:outline-level="3"><draw:frame draw:style-name="fr1" draw:name="Bild23" text:anchor-type="paragraph" svg:width="16.986cm" svg:height="22.251cm" draw:z-index="18"><draw:image xlink:href="Pictures/10000000000002820000034969F3FB682E1E94D2.png" xlink:type="simple" xlink:show="embed" xlink:actuate="onLoad" loext:mime-type="image/png"/></draw:frame><text:soft-page-break/></text:h>
      <text:h text:style-name="P68" text:outline-level="3"><text:bookmark-start text:name="__RefHeading___Toc386_4140988544"/>Messages<text:bookmark-end text:name="__RefHeading___Toc386_4140988544"/></text:h>
      <text:p text:style-name="P28"/>
      <text:p text:style-name="P27">You can also send messages to users. </text:p>
      <text:p text:style-name="P27"><draw:frame draw:style-name="fr2" draw:name="Bild14" text:anchor-type="paragraph" svg:width="17cm" svg:height="9.491cm" draw:z-index="5"><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7"><draw:frame draw:style-name="fr2" draw:name="Bild15" text:anchor-type="paragraph" svg:width="17cm" svg:height="9.5cm" draw:z-index="6"><draw:image xlink:href="Pictures/1000000000000690000003AB020D41D03DEB2496.png" xlink:type="simple" xlink:show="embed" xlink:actuate="onLoad" loext:mime-type="image/png"/></draw:frame></text:p>
      <text:p text:style-name="P27">The conversation thread shows a form where to submit a new message and also the last messages from sender and recipient sorted as a conversation thread.</text:p>
      <text:p text:style-name="P27"><text:soft-page-break/></text:p>
      <text:h text:style-name="P65" text:outline-level="3"><text:bookmark-start text:name="__RefHeading___Toc388_4140988544"/>Notifications<text:bookmark-end text:name="__RefHeading___Toc388_4140988544"/></text:h>
      <text:p text:style-name="P31"/>
      <text:p text:style-name="P29">You will get notifications if someone has hearted your post/comment, sent you a message, mentioned you in a post/comment <text:span text:style-name="T37">or added you to their favorites</text:span>. </text:p>
      <text:p text:style-name="P29"><draw:frame draw:style-name="fr1" draw:name="Bild16" text:anchor-type="paragraph" svg:width="15.081cm" svg:height="15.002cm" draw:z-index="7"><draw:image xlink:href="Pictures/100000000000023A000002373A3DD9ACC9AB79AD.png" xlink:type="simple" xlink:show="embed" xlink:actuate="onLoad" loext:mime-type="image/png"/></draw:frame></text:p>
      <text:p text:style-name="P29">If a user has granted permission then there will also be push messages created for notifications.</text:p>
      <text:p text:style-name="P29"/>
      <text:h text:style-name="P59" text:outline-level="3"><text:bookmark-start text:name="__RefHeading___Toc711_783834382"/>P<text:span text:style-name="T36">rofile editing</text:span><text:bookmark-end text:name="__RefHeading___Toc711_783834382"/></text:h>
      <text:p text:style-name="P40"/>
      <text:p text:style-name="P30">U<text:span text:style-name="T36">sers can edit their profile by browsing to their profile page and then click the edit link. There they can change their username, bio, password, e-mail, upload an avatar, manage subscriptions, set nsfw flag if nsfw feature is activated, set themes and deactivate or delete their profile.</text:span></text:p>
      <text:p text:style-name="P30"><draw:frame draw:style-name="fr2" draw:name="Bild21" text:anchor-type="paragraph" svg:width="17cm" svg:height="9.521cm" draw:z-index="14"><draw:image xlink:href="Pictures/1000000000000690000003ADF8BD814AC0C71BFC.png" xlink:type="simple" xlink:show="embed" xlink:actuate="onLoad" loext:mime-type="image/png"/></draw:frame><text:soft-page-break/></text:p>
      <text:p text:style-name="P30"/>
      <text:h text:style-name="P60" text:outline-level="3"><text:bookmark-start text:name="__RefHeading___Toc719_822648333"/>C<text:span text:style-name="T39">lep – client endpoint</text:span><text:bookmark-end text:name="__RefHeading___Toc719_822648333"/></text:h>
      <text:p text:style-name="P41"/>
      <text:p text:style-name="P42">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2"><text:s/></text:p>
      <text:p text:style-name="P42"/>
      <text:p text:style-name="P42"><draw:frame draw:style-name="fr1" draw:name="Bild22" text:anchor-type="paragraph" svg:width="10.081cm" svg:height="17.806cm" draw:z-index="15"><draw:image xlink:href="Pictures/100000000000017D000002A1FD9E011475CF6F41.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7-29T21:48:34.474000000</dc:date>
    <meta:editing-duration>PT13H5M17S</meta:editing-duration>
    <meta:editing-cycles>223</meta:editing-cycles>
    <meta:generator>LibreOffice/6.3.6.2$Windows_X86_64 LibreOffice_project/2196df99b074d8a661f4036fca8fa0cbfa33a497</meta:generator>
    <meta:document-statistic meta:table-count="0" meta:image-count="23" meta:object-count="0" meta:page-count="20" meta:paragraph-count="131" meta:word-count="1675" meta:character-count="9462" meta:non-whitespace-character-count="7934"/>
  </office:meta>
</office:document-meta>
</file>